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0CF000025E640213C15.wmf" manifest:media-type=""/>
  <manifest:file-entry manifest:full-path="Pictures/20000009000075C5000025C39B2F0FB0.wmf" manifest:media-type=""/>
  <manifest:file-entry manifest:full-path="Pictures/2000000900007303000059DA13BAB597.wmf" manifest:media-type=""/>
  <manifest:file-entry manifest:full-path="Pictures/2000000900007303000059DABCD70C01.wmf" manifest:media-type=""/>
  <manifest:file-entry manifest:full-path="Pictures/200000090000466300001D154D749EE1.wmf" manifest:media-type=""/>
  <manifest:file-entry manifest:full-path="Pictures/200000090000838B00003C3973412CEE.wmf" manifest:media-type=""/>
  <manifest:file-entry manifest:full-path="Pictures/2000000900008FAA00004B857178E071.wmf" manifest:media-type=""/>
  <manifest:file-entry manifest:full-path="Pictures/2000000900009037000081AD3535D43B.wmf" manifest:media-type=""/>
  <manifest:file-entry manifest:full-path="Pictures/2000000900008FAA00003C80E3054326.wmf" manifest:media-type=""/>
  <manifest:file-entry manifest:full-path="Pictures/2000000900006C6700006FA0165D8C8C.wmf" manifest:media-type=""/>
  <manifest:file-entry manifest:full-path="Pictures/2000000900008FAA0000D7AB3CBB57AC.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8.501cm" table:align="margins" style:shadow="none" style:writing-mode="lr-tb"/>
    </style:style>
    <style:style style:name="Table2.A" style:family="table-column">
      <style:table-column-properties style:column-width="18.501cm" style:rel-column-width="65535*"/>
    </style:style>
    <style:style style:name="Table2.A1" style:family="table-cell">
      <style:table-cell-properties fo:padding="0.199cm" fo:border="0.5pt solid #000000"/>
    </style:style>
    <style:style style:name="Table3" style:family="table">
      <style:table-properties style:width="18.501cm" table:align="margins" style:shadow="none" style:writing-mode="lr-tb"/>
    </style:style>
    <style:style style:name="Table3.A" style:family="table-column">
      <style:table-column-properties style:column-width="18.501cm" style:rel-column-width="65535*"/>
    </style:style>
    <style:style style:name="Table3.A1" style:family="table-cell">
      <style:table-cell-properties fo:padding="0.199cm" fo:border="0.5pt solid #000000"/>
    </style:style>
    <style:style style:name="Table1" style:family="table">
      <style:table-properties style:width="18.501cm" style:rel-width="100%" fo:margin-left="0.37cm" fo:margin-top="0.101cm" fo:margin-bottom="0.101cm" table:align="left" style:shadow="none" style:writing-mode="lr-tb"/>
    </style:style>
    <style:style style:name="Table1.A" style:family="table-column">
      <style:table-column-properties style:column-width="9.255cm" style:rel-column-width="5142*"/>
    </style:style>
    <style:style style:name="Table1.B" style:family="table-column">
      <style:table-column-properties style:column-width="9.246cm" style:rel-column-width="5137*"/>
    </style:style>
    <style:style style:name="Table1.1" style:family="table-row">
      <style:table-row-properties fo:keep-together="auto"/>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B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0.5pt solid #000000" fo:border-top="none" fo:border-bottom="0.5pt solid #000000" style:writing-mode="lr-tb"/>
    </style:style>
    <style:style style:name="Table1.3" style:family="table-row">
      <style:table-row-properties style:min-row-height="3.847cm" fo:keep-together="auto"/>
    </style:style>
    <style:style style:name="Table1.A3" style:family="table-cell">
      <style:table-cell-properties style:vertical-align="top" fo:padding="0.101cm" fo:border-left="0.5pt solid #000000" fo:border-right="none" fo:border-top="none" fo:border-bottom="0.5pt solid #000000" style:writing-mode="lr-tb"/>
    </style:style>
    <style:style style:name="Table1.5" style:family="table-row">
      <style:table-row-properties style:min-row-height="5.212cm" fo:keep-together="auto"/>
    </style:style>
    <style:style style:name="Table1.7" style:family="table-row">
      <style:table-row-properties style:min-row-height="4.237cm" fo:keep-together="auto"/>
    </style:style>
    <style:style style:name="Table1.9" style:family="table-row">
      <style:table-row-properties style:min-row-height="4.496cm" fo:keep-together="auto"/>
    </style:style>
    <style:style style:name="Table1.11" style:family="table-row">
      <style:table-row-properties style:min-row-height="4.5cm" fo:keep-together="auto"/>
    </style:style>
    <style:style style:name="Table1.13" style:family="table-row">
      <style:table-row-properties style:min-row-height="3.477cm" fo:keep-together="auto"/>
    </style:style>
    <style:style style:name="Table1.15" style:family="table-row">
      <style:table-row-properties style:min-row-height="3.233cm" fo:keep-together="auto"/>
    </style:style>
    <style:style style:name="P1" style:family="paragraph" style:parent-style-name="Default">
      <style:paragraph-properties fo:text-align="justify" style:justify-single-word="false"/>
      <style:text-properties style:font-name="Arial" fo:font-size="10pt" style:font-size-asian="10pt" style:font-size-complex="10pt"/>
    </style:style>
    <style:style style:name="P2" style:family="paragraph" style:parent-style-name="Default">
      <style:paragraph-properties fo:margin-top="0cm" fo:margin-bottom="0.101cm" loext:contextual-spacing="false" fo:text-align="center" style:justify-single-word="false"/>
      <style:text-properties fo:text-transform="uppercase" style:font-name="Arial" fo:font-size="14pt" fo:language="fr" fo:country="FR" fo:font-weight="bold" style:font-size-asian="14pt" style:font-weight-asian="bold" style:font-name-complex="Times New Roman" style:font-size-complex="14pt"/>
    </style:style>
    <style:style style:name="P3" style:family="paragraph" style:parent-style-name="Default">
      <style:paragraph-properties fo:margin-top="0cm" fo:margin-bottom="0.101cm" loext:contextual-spacing="false" fo:text-align="justify" style:justify-single-word="false"/>
      <style:text-properties style:font-name="Arial" fo:font-size="10pt" officeooo:paragraph-rsid="00046526" style:font-size-asian="10pt" style:font-size-complex="10pt"/>
    </style:style>
    <style:style style:name="P4" style:family="paragraph" style:parent-style-name="Default">
      <style:paragraph-properties fo:margin-top="0.199cm" fo:margin-bottom="0cm" loext:contextual-spacing="false" fo:text-align="justify" style:justify-single-word="false"/>
      <style:text-properties style:font-name="Arial" fo:font-size="10pt" fo:language="fr" fo:country="FR" officeooo:paragraph-rsid="00046526" style:font-size-asian="10pt" style:font-name-complex="Times New Roman" style:font-size-complex="10pt"/>
    </style:style>
    <style:style style:name="P5" style:family="paragraph" style:parent-style-name="Standard">
      <style:paragraph-properties fo:margin-top="0cm" fo:margin-bottom="0cm" loext:contextual-spacing="false" fo:line-height="100%"/>
      <style:text-properties fo:color="#a6a6a6" style:font-name="Arial" fo:font-size="10pt" fo:language="fr" fo:country="FR" fo:font-weight="bold" style:font-size-asian="10pt" style:font-weight-asian="bold" style:font-name-complex="Times New Roman" style:font-size-complex="10pt"/>
    </style:style>
    <style:style style:name="P6" style:family="paragraph" style:parent-style-name="Standard">
      <style:paragraph-properties fo:margin-top="0cm" fo:margin-bottom="0cm" loext:contextual-spacing="false" fo:line-height="100%"/>
      <style:text-properties style:font-name="Arial" fo:font-size="10pt" fo:language="fr" fo:country="FR" fo:font-style="italic" style:font-size-asian="10pt" style:font-style-asian="italic" style:font-name-complex="Times New Roman" style:font-size-complex="10pt" style:font-style-complex="italic"/>
    </style:style>
    <style:style style:name="P7" style:family="paragraph" style:parent-style-name="Standard">
      <style:paragraph-properties fo:margin-top="0cm" fo:margin-bottom="0cm" loext:contextual-spacing="false" fo:line-height="100%" fo:text-align="center" style:justify-single-word="false"/>
      <style:text-properties style:font-name="Arial" fo:font-size="10pt" fo:language="fr" fo:country="FR" style:font-size-asian="10pt" style:font-name-complex="Times New Roman" style:font-size-complex="10pt"/>
    </style:style>
    <style:style style:name="P8" style:family="paragraph" style:parent-style-name="Standard">
      <style:paragraph-properties fo:margin-top="0cm" fo:margin-bottom="0cm" loext:contextual-spacing="false" fo:line-height="100%" style:snap-to-layout-grid="false"/>
      <style:text-properties style:font-name="Arial" fo:font-size="10pt" fo:language="fr" fo:country="FR" style:font-size-asian="10pt" style:font-name-complex="Times New Roman" style:font-size-complex="10pt"/>
    </style:style>
    <style:style style:name="P9" style:family="paragraph" style:parent-style-name="Standard">
      <style:paragraph-properties fo:margin-top="0cm" fo:margin-bottom="0cm" loext:contextual-spacing="false" fo:line-height="100%" fo:text-align="center" style:justify-single-word="false"/>
      <style:text-properties style:font-name="Arial" fo:font-size="10pt" fo:language="fr" fo:country="FR" fo:font-weight="bold" style:font-size-asian="10pt" style:font-weight-asian="bold" style:font-name-complex="Times New Roman" style:font-size-complex="10pt" style:font-weight-complex="bold"/>
    </style:style>
    <style:style style:name="P10"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style:font-size-asian="10pt" style:font-name-complex="Times New Roman" style:font-size-complex="10pt"/>
    </style:style>
    <style:style style:name="P11"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properties style:font-name="Arial" fo:font-size="10pt" fo:language="fr" fo:country="FR" style:font-size-asian="10pt" style:font-name-complex="Times New Roman" style:font-size-complex="10pt"/>
    </style:style>
    <style:style style:name="P12"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fo:font-weight="bold" style:font-size-asian="10pt" style:font-weight-asian="bold" style:font-name-complex="Times New Roman" style:font-size-complex="10pt" style:font-weight-complex="bold"/>
    </style:style>
    <style:style style:name="P13"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properties style:font-name="Arial" fo:font-size="10pt" fo:language="fr" fo:country="FR" fo:font-weight="bold" style:font-size-asian="10pt" style:font-weight-asian="bold" style:font-name-complex="Times New Roman" style:font-size-complex="10pt" style:font-weight-complex="bold"/>
    </style:style>
    <style:style style:name="P14" style:family="paragraph" style:parent-style-name="Standard">
      <style:paragraph-properties fo:margin-left="0cm" fo:margin-right="0.249cm" fo:margin-top="0cm" fo:margin-bottom="0cm" loext:contextual-spacing="false" fo:line-height="100%" fo:text-indent="0cm" style:auto-text-indent="false" fo:break-before="page"/>
      <style:text-properties style:font-name="Arial" fo:font-size="10pt" fo:language="fr" fo:country="FR" fo:font-weight="bold" style:font-size-asian="10pt" style:font-weight-asian="bold" style:font-name-complex="Times New Roman" style:font-size-complex="10pt" style:font-weight-complex="bold"/>
    </style:style>
    <style:style style:name="P15" style:family="paragraph" style:parent-style-name="Standard">
      <style:paragraph-properties fo:margin-left="0cm" fo:margin-right="0.249cm" fo:margin-top="0cm" fo:margin-bottom="0cm" loext:contextual-spacing="false" fo:line-height="100%" fo:text-align="center" style:justify-single-word="false" fo:text-indent="0cm" style:auto-text-indent="false" fo:break-before="page"/>
      <style:text-properties fo:text-transform="uppercase" style:font-name="Arial" fo:font-size="14pt" fo:language="fr" fo:country="FR" fo:font-weight="bold" style:font-size-asian="14pt" style:font-weight-asian="bold" style:font-name-complex="Times New Roman" style:font-size-complex="14pt" style:shadow="none"/>
    </style:style>
    <style:style style:name="P16" style:family="paragraph" style:parent-style-name="Standard">
      <style:paragraph-properties fo:margin-left="0.501cm" fo:margin-right="0cm" fo:margin-top="0cm" fo:margin-bottom="0cm" loext:contextual-spacing="false" fo:line-height="100%" fo:text-indent="0cm" style:auto-text-indent="false"/>
      <style:text-properties fo:color="#a6a6a6" style:font-name="Arial" fo:font-size="10pt" fo:language="fr" fo:country="FR" fo:font-weight="bold" style:font-size-asian="10pt" style:font-weight-asian="bold" style:font-name-complex="Times New Roman" style:font-size-complex="10pt"/>
    </style:style>
    <style:style style:name="P17" style:family="paragraph" style:parent-style-name="Standard">
      <style:paragraph-properties fo:margin-left="0.501cm" fo:margin-right="0cm" fo:margin-top="0cm" fo:margin-bottom="0cm" loext:contextual-spacing="false" fo:line-height="100%" fo:text-indent="0cm" style:auto-text-indent="false"/>
      <style:text-properties style:font-name="Arial" fo:font-size="10pt" fo:language="fr" fo:country="FR" style:font-size-asian="10pt" style:font-name-complex="Times New Roman" style:font-size-complex="10pt"/>
    </style:style>
    <style:style style:name="P18" style:family="paragraph" style:parent-style-name="Standard" style:master-page-name="Standard">
      <style:paragraph-properties fo:margin-top="0cm" fo:margin-bottom="0cm" loext:contextual-spacing="false" fo:line-height="100%" fo:text-align="start" style:justify-single-word="false" style:page-number="auto" style:writing-mode="lr-tb"/>
      <style:text-properties style:text-underline-style="none" officeooo:paragraph-rsid="0007aca5"/>
    </style:style>
    <style:style style:name="P19" style:family="paragraph" style:parent-style-name="Standard">
      <style:paragraph-properties fo:margin-top="0cm" fo:margin-bottom="0cm" loext:contextual-spacing="false" fo:line-height="100%" fo:text-align="start" style:justify-single-word="false" style:writing-mode="lr-tb"/>
      <style:text-properties fo:color="#999999" style:font-name="Arial" fo:font-size="10pt" fo:language="fr" fo:country="FR" fo:font-style="italic" style:text-underline-style="none" fo:font-weight="normal" officeooo:rsid="0018980c" officeooo:paragraph-rsid="0007aca5" style:font-size-asian="8.75pt" style:font-style-asian="italic" style:font-weight-asian="normal" style:font-name-complex="Times New Roman" style:font-size-complex="10pt" style:font-style-complex="italic" style:font-weight-complex="normal"/>
    </style:style>
    <style:style style:name="P20" style:family="paragraph" style:parent-style-name="Standard" style:list-style-name="L1">
      <style:paragraph-properties fo:margin-top="0cm" fo:margin-bottom="0cm" loext:contextual-spacing="false" fo:line-height="100%"/>
      <style:text-properties style:font-name="Arial" fo:font-size="10pt" fo:language="fr" fo:country="FR" fo:font-style="italic" style:font-size-asian="10pt" style:font-style-asian="italic" style:font-name-complex="Times New Roman" style:font-size-complex="10pt" style:font-style-complex="italic"/>
    </style:style>
    <style:style style:name="P21" style:family="paragraph" style:parent-style-name="Standard">
      <style:paragraph-properties fo:margin-top="0cm" fo:margin-bottom="0.499cm" loext:contextual-spacing="false" fo:line-height="100%" fo:text-align="center" style:justify-single-word="false" fo:padding="0cm" fo:border="none" style:shadow="none">
        <style:tab-stops>
          <style:tab-stop style:position="11.001cm" style:type="center"/>
          <style:tab-stop style:position="19.253cm" style:type="right"/>
        </style:tab-stops>
      </style:paragraph-properties>
      <style:text-properties fo:text-transform="uppercase" style:font-name="Arial" fo:font-size="20pt" fo:language="fr" fo:country="FR" fo:font-style="normal" style:text-underline-style="none" fo:font-weight="bold" officeooo:paragraph-rsid="00046526" style:font-size-asian="20pt" style:font-style-asian="normal" style:font-weight-asian="bold" style:font-name-complex="Times New Roman" style:font-size-complex="20pt" style:font-style-complex="normal" style:font-weight-complex="bold" style:shadow="none"/>
    </style:style>
    <style:style style:name="P22"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fo:font-weight="bold" style:font-size-asian="10pt" style:font-weight-asian="bold" style:font-name-complex="Times New Roman" style:font-size-complex="10pt" style:font-weight-complex="bold"/>
    </style:style>
    <style:style style:name="P23" style:family="paragraph" style:parent-style-name="Standard">
      <style:paragraph-properties fo:margin-left="0cm" fo:margin-right="0.249cm" fo:margin-top="0cm" fo:margin-bottom="0cm" loext:contextual-spacing="false" fo:line-height="100%" fo:text-indent="0cm" style:auto-text-indent="false" fo:break-before="page"/>
      <style:text-properties style:font-name="Arial" fo:font-size="10pt" fo:language="fr" fo:country="FR" fo:font-weight="bold" style:font-size-asian="10pt" style:font-weight-asian="bold" style:font-name-complex="Times New Roman" style:font-size-complex="10pt" style:font-weight-complex="bold"/>
    </style:style>
    <style:style style:name="P24" style:family="paragraph" style:parent-style-name="Standard" style:list-style-name="WW8Num5">
      <style:paragraph-properties fo:margin-left="0.501cm" fo:margin-right="0cm" fo:margin-top="0cm" fo:margin-bottom="0cm" loext:contextual-spacing="false" fo:line-height="100%" fo:text-indent="-0.501cm" style:auto-text-indent="false"/>
      <style:text-properties style:font-name="Arial" fo:font-size="10pt" fo:language="fr" fo:country="FR" style:font-size-asian="10pt" style:font-name-complex="Times New Roman" style:font-size-complex="10pt"/>
    </style:style>
    <style:style style:name="P25" style:family="paragraph" style:parent-style-name="Standard" style:list-style-name="WW8Num5">
      <style:paragraph-properties fo:margin-left="0.501cm" fo:margin-right="0cm" fo:margin-top="0cm" fo:margin-bottom="0cm" loext:contextual-spacing="false" fo:line-height="100%" fo:text-indent="-0.501cm" style:auto-text-indent="false"/>
      <style:text-properties style:font-name="Arial" fo:font-size="10pt" style:font-size-asian="10pt" style:font-size-complex="10pt"/>
    </style:style>
    <style:style style:name="P26" style:family="paragraph" style:parent-style-name="Standard" style:list-style-name="WW8Num5">
      <style:paragraph-properties fo:margin-left="0.501cm" fo:margin-right="0cm" fo:margin-top="0cm" fo:margin-bottom="0cm" loext:contextual-spacing="false" fo:line-height="100%" fo:text-indent="-0.501cm" style:auto-text-indent="false"/>
      <style:text-properties fo:color="#a6a6a6" style:font-name="Arial" fo:font-size="10pt" fo:language="fr" fo:country="FR" fo:font-weight="bold" style:font-size-asian="10pt" style:font-weight-asian="bold" style:font-name-complex="Arial" style:font-size-complex="10pt"/>
    </style:style>
    <style:style style:name="P27" style:family="paragraph" style:parent-style-name="Standard">
      <style:paragraph-properties fo:margin-left="0.635cm" fo:margin-right="0cm" fo:margin-top="0.199cm" fo:margin-bottom="0cm" loext:contextual-spacing="false" fo:line-height="100%" fo:text-indent="0cm" style:auto-text-indent="false" style:shadow="none"/>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28" style:family="paragraph" style:parent-style-name="Standard">
      <style:paragraph-properties fo:margin-left="0.635cm" fo:margin-right="0cm" fo:margin-top="0.199cm" fo:margin-bottom="0cm" loext:contextual-spacing="false" fo:line-height="100%" fo:text-indent="0cm" style:auto-text-indent="false" style:shadow="none"/>
      <style:text-properties fo:color="#a6a6a6" style:font-name="Arial" fo:font-size="8pt" fo:language="fr" fo:country="FR" fo:font-weight="normal" officeooo:paragraph-rsid="0008e1a9" style:font-name-asian="Arial" style:font-size-asian="8pt" style:font-weight-asian="normal" style:font-name-complex="Arial" style:font-size-complex="8pt" style:font-weight-complex="normal"/>
    </style:style>
    <style:style style:name="P29" style:family="paragraph" style:parent-style-name="Standard">
      <style:paragraph-properties fo:margin-left="0.635cm" fo:margin-right="0cm" fo:margin-top="0.199cm" fo:margin-bottom="0cm" loext:contextual-spacing="false" fo:line-height="100%" fo:text-indent="0cm" style:auto-text-indent="false"/>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30" style:family="paragraph" style:parent-style-name="Default">
      <style:paragraph-properties fo:text-align="center" style:justify-single-word="false"/>
      <style:text-properties fo:color="#808080" style:font-name="Arial" fo:font-size="10.5pt" fo:language="fr" fo:country="FR" fo:font-style="normal" style:text-underline-style="none" fo:font-weight="bold" officeooo:rsid="0007aca5" officeooo:paragraph-rsid="0007aca5" style:font-size-asian="10.5pt" style:font-style-asian="normal" style:font-weight-asian="bold" style:font-name-complex="Times New Roman" style:font-size-complex="10.5pt" style:font-style-complex="normal" style:font-weight-complex="bold"/>
    </style:style>
    <style:style style:name="P31" style:family="paragraph" style:parent-style-name="Default">
      <style:text-properties style:font-name="Arial" fo:font-size="10pt" fo:language="fr" fo:country="FR"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P32" style:family="paragraph" style:parent-style-name="Default" style:list-style-name="L1">
      <style:text-properties style:font-name="Arial" fo:font-size="10pt" fo:language="fr" fo:country="FR" fo:font-style="italic" style:font-size-asian="10pt" style:font-style-asian="italic" style:font-name-complex="Times New Roman" style:font-size-complex="10pt"/>
    </style:style>
    <style:style style:name="P33" style:family="paragraph" style:parent-style-name="Default" style:list-style-name="L2">
      <style:paragraph-properties fo:text-align="justify" style:justify-single-word="false"/>
      <style:text-properties style:font-name="Arial" fo:font-size="10pt" fo:language="fr" fo:country="FR" officeooo:paragraph-rsid="00046526" style:font-size-asian="10pt" style:font-name-complex="Times New Roman" style:font-size-complex="10pt"/>
    </style:style>
    <style:style style:name="P34" style:family="paragraph" style:parent-style-name="Default">
      <style:paragraph-properties fo:text-align="justify" style:justify-single-word="false"/>
      <style:text-properties style:font-name="Arial" fo:font-size="10pt" fo:language="fr" fo:country="FR" fo:font-weight="bold" style:font-size-asian="10pt" style:font-weight-asian="bold" style:font-name-complex="Times New Roman" style:font-size-complex="10pt" style:font-weight-complex="bold"/>
    </style:style>
    <style:style style:name="P35" style:family="paragraph" style:parent-style-name="Default">
      <style:paragraph-properties fo:text-align="justify" style:justify-single-word="false"/>
      <style:text-properties style:font-name="Times New Roman" fo:font-size="10pt" fo:language="fr" fo:country="FR" style:font-size-asian="10pt" style:font-name-complex="Times New Roman" style:font-size-complex="10pt"/>
    </style:style>
    <style:style style:name="P36" style:family="paragraph" style:parent-style-name="Default" style:list-style-name="L2">
      <style:paragraph-properties fo:margin-top="0.101cm" fo:margin-bottom="0cm" loext:contextual-spacing="false" fo:text-align="justify" style:justify-single-word="false"/>
      <style:text-properties style:font-name="Arial" fo:font-size="10pt" fo:language="fr" fo:country="FR" officeooo:paragraph-rsid="00046526" style:font-size-asian="10pt" style:font-name-complex="Times New Roman" style:font-size-complex="10pt"/>
    </style:style>
    <style:style style:name="P37" style:family="paragraph" style:parent-style-name="Default" style:list-style-name="L3">
      <style:paragraph-properties fo:margin-top="0.101cm" fo:margin-bottom="0cm" loext:contextual-spacing="false" fo:text-align="justify" style:justify-single-word="false"/>
      <style:text-properties style:font-name="Arial" fo:font-size="10pt" fo:language="fr" fo:country="FR" officeooo:paragraph-rsid="00046526" style:font-size-asian="10pt" style:font-name-complex="Times New Roman" style:font-size-complex="10pt"/>
    </style:style>
    <style:style style:name="P38" style:family="paragraph" style:parent-style-name="Default">
      <style:paragraph-properties fo:margin-left="0cm" fo:margin-right="-0.002cm" fo:margin-top="0cm" fo:margin-bottom="0.101cm" loext:contextual-spacing="false" fo:text-align="justify" style:justify-single-word="false" fo:text-indent="0cm" style:auto-text-indent="false"/>
      <style:text-properties style:font-name="Arial" fo:font-size="10pt" fo:language="fr" fo:country="FR" fo:font-weight="bold" officeooo:paragraph-rsid="00046526" style:font-size-asian="10pt" style:font-weight-asian="bold" style:font-name-complex="Times New Roman" style:font-size-complex="10pt" style:font-weight-complex="bold"/>
    </style:style>
    <style:style style:name="P39" style:family="paragraph" style:parent-style-name="Default" style:list-style-name="L3">
      <style:paragraph-properties fo:margin-top="0cm" fo:margin-bottom="0cm" loext:contextual-spacing="false" fo:text-align="justify" style:justify-single-word="false"/>
      <style:text-properties style:font-name="Arial" fo:font-size="10pt" fo:language="fr" fo:country="FR" officeooo:paragraph-rsid="00046526" style:font-size-asian="10pt" style:font-name-complex="Times New Roman" style:font-size-complex="10pt"/>
    </style:style>
    <style:style style:name="T1" style:family="text">
      <style:text-properties fo:language="fr" fo:country="FR" style:font-name-complex="Times New Roman"/>
    </style:style>
    <style:style style:name="T2" style:family="text">
      <style:text-properties fo:language="fr" fo:country="FR" fo:font-weight="bold" style:font-weight-asian="bold" style:font-name-complex="Times New Roman"/>
    </style:style>
    <style:style style:name="T3" style:family="text">
      <style:text-properties fo:language="fr" fo:country="FR" fo:font-weight="bold" style:font-weight-asian="bold" style:font-name-complex="Times New Roman" style:font-weight-complex="bold"/>
    </style:style>
    <style:style style:name="T4" style:family="text">
      <style:text-properties fo:color="#999999" style:font-name="Arial" fo:font-size="10pt" fo:language="fr" fo:country="FR" fo:font-style="normal" fo:font-weight="bold" officeooo:rsid="0018980c" style:font-size-asian="10pt" style:font-style-asian="normal" style:font-weight-asian="bold" style:font-name-complex="Times New Roman" style:font-size-complex="10pt" style:font-style-complex="normal" style:font-weight-complex="bold"/>
    </style:style>
    <style:style style:name="T5" style:family="text">
      <style:text-properties fo:color="#999999" style:font-name="Arial" fo:font-size="10pt" fo:language="fr" fo:country="FR" fo:font-style="normal" fo:font-weight="bold" officeooo:rsid="00056f20" style:font-size-asian="10pt" style:font-style-asian="normal" style:font-weight-asian="bold" style:font-name-complex="Times New Roman" style:font-size-complex="10pt" style:font-style-complex="normal" style:font-weight-complex="bold"/>
    </style:style>
    <style:style style:name="T6" style:family="text">
      <style:text-properties fo:color="#999999" style:font-name="Arial" fo:font-size="8pt" fo:language="fr" fo:country="FR" fo:font-style="normal" fo:font-weight="normal" officeooo:rsid="0018980c" style:font-size-asian="8pt" style:font-style-asian="normal" style:font-weight-asian="normal" style:font-name-complex="Times New Roman" style:font-size-complex="8pt" style:font-style-complex="normal" style:font-weight-complex="normal"/>
    </style:style>
    <style:style style:name="T7" style:family="text">
      <style:text-properties fo:color="#999999" style:font-name="Arial" fo:font-size="8pt" fo:language="fr" fo:country="FR" fo:font-style="italic" fo:font-weight="normal" officeooo:rsid="0018980c" style:font-size-asian="8pt" style:font-style-asian="italic" style:font-weight-asian="normal" style:font-name-complex="Times New Roman" style:font-size-complex="8pt" style:font-style-complex="italic" style:font-weight-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0.51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71cm" fo:text-indent="-0.631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71cm" fo:text-indent="-0.631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4">Prénom</text:span><text:span text:style-name="T5">s</text:span><text:span text:style-name="T4"> et nom</text:span><text:span text:style-name="T5">s</text:span><text:span text:style-name="T4"> : </text:span><text:span text:style-name="T6">……………………………….………..………………………………………………………….………</text:span><text:span text:style-name="T4"> <text:s text:c="3"/>Classe : </text:span><text:span text:style-name="T6">…………</text:span><text:span text:style-name="T7">.…</text:span></text:p>
      <text:p text:style-name="P19"/>
      <text:p text:style-name="P30">Analyse de documents</text:p>
      <text:p text:style-name="P21">Analyse de synthèses de la cyclohexanone</text:p>
      <text:p text:style-name="P31">Compétences exigibles : </text:p>
      <text:list xml:id="list9118761249598031933" text:style-name="L1">
        <text:list-item>
          <text:p text:style-name="P32">Effectuer une analyse critique de protocoles expérimentaux pour identifier les espèces mises en jeu, leurs quantités et les paramètres expérimentaux. </text:p>
        </text:list-item>
        <text:list-item>
          <text:p text:style-name="P32">Justifier le choix des techniques de synthèse et d’analyse utilisées. </text:p>
        </text:list-item>
        <text:list-item>
          <text:p text:style-name="P32">Comparer les avantages et les inconvénients de deux protocoles.</text:p>
        </text:list-item>
        <text:list-item>
          <text:p text:style-name="P20">Identifier des réactifs et des produits à l’aide de spectres et de tables fournis.</text:p>
        </text:list-item>
      </text:list>
      <text:p text:style-name="P6"/>
      <text:p text:style-name="P6"/>
      <text:p text:style-name="P2">Principe</text:p>
      <text:p text:style-name="P1"><text:span text:style-name="T1">Le but de cette activité est d’étudier deux protocoles de synthèse de la cyclohexanone (</text:span><text:span text:style-name="T2">document 1</text:span><text:span text:style-name="T1"> et </text:span><text:span text:style-name="T2">document 2</text:span><text:span text:style-name="T1">) et d’en faire une analyse critique.</text:span></text:p>
      <text:p text:style-name="P35"/>
      <table:table table:name="Table2" table:style-name="Table2">
        <table:table-column table:style-name="Table2.A"/>
        <table:table-row>
          <table:table-cell table:style-name="Table2.A1" office:value-type="string">
            <text:p text:style-name="P3"><text:span text:style-name="T2">Document 1 : </text:span><text:span text:style-name="T3">Synthèse de la cyclohexanone à l’aide du dichromate de sodium dihydraté</text:span></text:p>
            <text:list xml:id="list5956415405907674464" text:style-name="L2">
              <text:list-item>
                <text:p text:style-name="P33">Dissoudre 15,0 g de dichromate de sodium dihydraté dans 25 mL d’acide éthanoïque à chaud dans un erlenmeyer.</text:p>
              </text:list-item>
              <text:list-item>
                <text:p text:style-name="P36">Dissoudre 15,0 g de cyclohexanol dans 10 mL d’acide éthanoïque dans un erlenmeyer de 250 mL.</text:p>
              </text:list-item>
              <text:list-item>
                <text:p text:style-name="P36">Refroidir les deux erlenmeyers à 15°C puis mélanger les deux solutions, en rinçant avec un peu d’acide éthanoïque.</text:p>
              </text:list-item>
              <text:list-item>
                <text:p text:style-name="P36">Laisser le mélange se réchauffer pour que la réaction démarre.</text:p>
              </text:list-item>
              <text:list-item>
                <text:p text:style-name="P36">Maintenir la température à 60°C pendant 15 minutes, puis à 65°C pendant 20 minutes.</text:p>
              </text:list-item>
              <text:list-item>
                <text:p text:style-name="P36">Lorsque la température baisse, attendre encore 5 minutes puis verser le mélange dans un ballon de 500 ml que l’on installera pour une hydrodistillation. Rincer l’erlenmeyer avec 100 mL d’eau puis les ajouter dans le ballon.</text:p>
              </text:list-item>
              <text:list-item>
                <text:p text:style-name="P36">Poursuivre l’hydrodistillation 10 minutes après la disparition des gouttes huileuses. </text:p>
              </text:list-item>
              <text:list-item>
                <text:p text:style-name="P36">Ajouter au distillat 0,2 g de chlorure de sodium par millilitre d’eau. Dissoudre en remuant. </text:p>
              </text:list-item>
              <text:list-item>
                <text:p text:style-name="P36">Ajouter 25 mL d’éther, décanter.</text:p>
              </text:list-item>
              <text:list-item>
                <text:p text:style-name="P36">Laver la phase organique avec 25 mL d’une solution d’hydroxyde de sodium à 10 %.</text:p>
              </text:list-item>
              <text:list-item>
                <text:p text:style-name="P36">Laver avec une solution saturée de chlorure de sodium. Sécher sur sulfate de sodium anhydre.</text:p>
              </text:list-item>
              <text:list-item>
                <text:p text:style-name="P36">Distiller l’éther puis la cyclohexanone. </text:p>
              </text:list-item>
            </text:list>
            <text:p text:style-name="P4">On obtient 8,8 g de cyclohexanone.</text:p>
          </table:table-cell>
        </table:table-row>
      </table:table>
      <text:p text:style-name="P35"/>
      <table:table table:name="Table3" table:style-name="Table3">
        <table:table-column table:style-name="Table3.A"/>
        <table:table-row>
          <table:table-cell table:style-name="Table3.A1" office:value-type="string">
            <text:p text:style-name="P38">Document 2 : Synthèse de la cyclohexanone à l’aide de l’eau de Javel</text:p>
            <text:list xml:id="list1132255690870854552" text:style-name="L3">
              <text:list-item>
                <text:p text:style-name="P39">Dans un tricol de 500 mL équipé d'une agitation, d'un réfrigérant surmonté d’un piège à vapeurs de dichlore, d'une ampoule de coulée et d’un thermomètre, dissoudre 10,0 g de cyclohexanol dans 25 mL d'acide acétique.</text:p>
              </text:list-item>
              <text:list-item>
                <text:p text:style-name="P37">Refroidir à 15 °C.</text:p>
              </text:list-item>
              <text:list-item>
                <text:p text:style-name="P37">Placer dans l'ampoule de coulée 100 mL d’eau de Javel concentrée commerciale à 36° chlorométrique. </text:p>
              </text:list-item>
              <text:list-item>
                <text:p text:style-name="P37">Ajouter goutte à goutte l’eau de Javel en surveillant la température du mélange réactionnel, qui doit être maintenue entre 40 °C et 45 °C, sur une durée de 20 minutes. </text:p>
              </text:list-item>
              <text:list-item>
                <text:p text:style-name="P37">Quand l’addition est terminée le mélange réactionnel est jaune-verdâtre, sinon rajouter de l’eau de Javel.</text:p>
              </text:list-item>
              <text:list-item>
                <text:p text:style-name="P37">Agiter pendant 10 minutes à température ambiante. Faire un test au papier iodoamidonné. </text:p>
              </text:list-item>
              <text:list-item>
                <text:p text:style-name="P37">Ajouter une solution saturée d’hydrogénosulfite de sodium jusqu’à ce que le mélange devienne juste incolore et donne un test négatif au papier iodoamidonné. </text:p>
              </text:list-item>
              <text:list-item>
                <text:p text:style-name="P37">Ajouter une solution concentrée d’hydroxyde de sodium. Vérifier que le pH soit voisin de 6.</text:p>
              </text:list-item>
              <text:list-item>
                <text:p text:style-name="P37">Ajouter 100 mL d’eau dans le tricol puis transvaser le mélange dans un ballon de 500 mL que l’on installera pour une hydrodistillation. Poursuivre l’hydrodistillation 10 minutes après la disparition des gouttes huileuses</text:p>
              </text:list-item>
              <text:list-item>
                <text:p text:style-name="P37">Saturer le distillat à l’aide de chlorure de sodium. Agiter pendant 5 minutes.</text:p>
              </text:list-item>
              <text:list-item>
                <text:p text:style-name="P37">Transférer dans une ampoule à décanter (en filtrant si nécessaire). </text:p>
              </text:list-item>
              <text:list-item>
                <text:p text:style-name="P37">Extraire la phase aqueuse avec au total 60 mL d’éther diéthylique. Regrouper les phases organiques.</text:p>
              </text:list-item>
              <text:list-item>
                <text:p text:style-name="P37">Sécher la phase organique sur sulfate de magnésium anhydre. Distiller l’éther puis la cyclohexanone.</text:p>
              </text:list-item>
            </text:list>
            <text:p text:style-name="P4">On obtient 5,9 g de cyclohexanone.</text:p>
          </table:table-cell>
        </table:table-row>
      </table:table>
      <text:p text:style-name="P34"/>
      <text:p text:style-name="P34"><text:soft-page-break/>Document 3 : Données sur les espèces chimiques utilisées</text:p>
      <text:p text:style-name="P11"><draw:frame draw:style-name="fr1" draw:name="Image1" text:anchor-type="as-char" svg:width="17.96cm" svg:height="24.931cm" draw:z-index="0"><draw:image xlink:href="Pictures/2000000900008FAA0000D7AB3CBB57AC.wmf" xlink:type="simple" xlink:show="embed" xlink:actuate="onLoad"/></draw:frame></text:p>
      <text:p text:style-name="P11"><text:soft-page-break/><draw:frame draw:style-name="fr1" draw:name="Image2" text:anchor-type="as-char" svg:width="17.881cm" svg:height="7.527cm" draw:z-index="1"><draw:image xlink:href="Pictures/2000000900008FAA00003C80E3054326.wmf" xlink:type="simple" xlink:show="embed" xlink:actuate="onLoad"/></draw:frame></text:p>
      <text:p text:style-name="P12"/>
      <text:p text:style-name="P12"/>
      <text:p text:style-name="P12">Document 4 : Mentions de danger</text:p>
      <text:p text:style-name="P13"><draw:frame draw:style-name="fr1" draw:name="Image3" text:anchor-type="as-char" svg:width="18.032cm" svg:height="16.231cm" draw:z-index="2"><draw:image xlink:href="Pictures/2000000900009037000081AD3535D43B.wmf" xlink:type="simple" xlink:show="embed" xlink:actuate="onLoad"/></draw:frame></text:p>
      <text:p text:style-name="P12"/>
      <text:p text:style-name="P14">Document 5 : Conseils de prudence</text:p>
      <text:p text:style-name="P11"><draw:frame draw:style-name="fr2" draw:name="Image4" text:anchor-type="as-char" svg:width="17.909cm" svg:height="9.38cm" draw:z-index="3"><draw:image xlink:href="Pictures/2000000900008FAA00004B857178E071.wmf" xlink:type="simple" xlink:show="embed" xlink:actuate="onLoad"/></draw:frame></text:p>
      <text:p text:style-name="P10"/>
      <text:p text:style-name="P10"/>
      <text:p text:style-name="P12">Document 6 : Domaines de déplacements chimiques de divers protons.</text:p>
      <text:p text:style-name="P11"><draw:frame draw:style-name="fr2" draw:name="Image5" text:anchor-type="as-char" svg:width="8.719cm" svg:height="3.6cm" draw:z-index="4"><draw:image xlink:href="Pictures/200000090000466300001D154D749EE1.wmf" xlink:type="simple" xlink:show="embed" xlink:actuate="onLoad"/></draw:frame></text:p>
      <text:p text:style-name="P11"/>
      <text:p text:style-name="P11"/>
      <text:p text:style-name="P12">Document 7 : Table des nombres d’onde</text:p>
      <text:p text:style-name="P11"><draw:frame draw:style-name="fr1" draw:name="Image6" text:anchor-type="as-char" svg:width="16.348cm" svg:height="7.491cm" draw:z-index="5"><draw:image xlink:href="Pictures/200000090000838B00003C3973412CEE.wmf" xlink:type="simple" xlink:show="embed" xlink:actuate="onLoad"/></draw:frame></text:p>
      <text:p text:style-name="P11"/>
      <text:p text:style-name="P14">Document 8 : Spectre IR du cyclohexanol</text:p>
      <text:p text:style-name="P11"><draw:frame draw:style-name="fr1" draw:name="Image7" text:anchor-type="as-char" svg:width="14.381cm" svg:height="11.229cm" draw:z-index="6"><draw:image xlink:href="Pictures/2000000900007303000059DABCD70C01.wmf" xlink:type="simple" xlink:show="embed" xlink:actuate="onLoad"/></draw:frame></text:p>
      <text:p text:style-name="P11"/>
      <text:p text:style-name="P11"/>
      <text:p text:style-name="P12">Document 9 : Spectre IR de la cyclohexanone</text:p>
      <text:p text:style-name="P11"><draw:frame draw:style-name="fr1" draw:name="Image8" text:anchor-type="as-char" svg:width="14.381cm" svg:height="11.229cm" draw:z-index="7"><draw:image xlink:href="Pictures/2000000900007303000059DA13BAB597.wmf" xlink:type="simple" xlink:show="embed" xlink:actuate="onLoad"/></draw:frame></text:p>
      <text:p text:style-name="P11"/>
      <text:p text:style-name="P14">Document 10 : Spectre RMN du proton du cyclohexanol</text:p>
      <text:p text:style-name="P11"><draw:frame draw:style-name="fr1" draw:name="Image9" text:anchor-type="as-char" svg:width="14.727cm" svg:height="4.718cm" draw:z-index="8"><draw:image xlink:href="Pictures/20000009000075C5000025C39B2F0FB0.wmf" xlink:type="simple" xlink:show="embed" xlink:actuate="onLoad"/></draw:frame></text:p>
      <text:p text:style-name="P11"/>
      <text:p text:style-name="P11"/>
      <text:p text:style-name="P12">Document 11 : Spectre RMN du proton de la cyclohexanone</text:p>
      <text:p text:style-name="P11"><draw:frame draw:style-name="fr1" draw:name="Image10" text:anchor-type="as-char" svg:width="14.757cm" svg:height="4.955cm" draw:z-index="9"><draw:image xlink:href="Pictures/20000009000070CF000025E640213C15.wmf" xlink:type="simple" xlink:show="embed" xlink:actuate="onLoad"/></draw:frame></text:p>
      <text:p text:style-name="P11"/>
      <text:p text:style-name="P11"/>
      <text:p text:style-name="P12">Document 12 : Différents montages utilisés en chimie organique</text:p>
      <text:p text:style-name="P11"><draw:frame draw:style-name="fr1" draw:name="Image11" text:anchor-type="as-char" svg:width="13.471cm" svg:height="13.866cm" draw:z-index="10"><draw:image xlink:href="Pictures/2000000900006C6700006FA0165D8C8C.wmf" xlink:type="simple" xlink:show="embed" xlink:actuate="onLoad"/></draw:frame></text:p>
      <text:p text:style-name="P15">Travail à effectuer</text:p>
      <text:list xml:id="list60481331541435320" text:style-name="WW8Num5">
        <text:list-header>
          <text:p text:style-name="P24"/>
        </text:list-header>
        <text:list-item>
          <text:p text:style-name="P24">Comparer les deux protocoles de synthèse de la cyclohexanone selon les critères suivant.</text:p>
        </text:list-item>
      </text:list>
      <table:table table:name="Table1" table:style-name="Table1">
        <table:table-column table:style-name="Table1.A"/>
        <table:table-column table:style-name="Table1.B"/>
        <table:table-row table:style-name="Table1.1">
          <table:table-cell table:style-name="Table1.A1" office:value-type="string">
            <text:p text:style-name="P9">A l’aide du dichromate de sodium dihydraté</text:p>
          </table:table-cell>
          <table:table-cell table:style-name="Table1.B1" office:value-type="string">
            <text:p text:style-name="P9">A l’aide de l’eau de Javel</text:p>
          </table:table-cell>
        </table:table-row>
        <table:table-row table:style-name="Table1.1">
          <table:table-cell table:style-name="Table1.A2" table:number-columns-spanned="2" office:value-type="string">
            <text:p text:style-name="P7">Identification des réactifs, du solvant, du catalyseur, des produits</text:p>
          </table:table-cell>
          <table:covered-table-cell/>
        </table:table-row>
        <table:table-row table:style-name="Table1.3">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2" table:number-columns-spanned="2" office:value-type="string">
            <text:p text:style-name="P7">Détermination des quantités des espèces mises en jeu, du réactif limitant</text:p>
          </table:table-cell>
          <table:covered-table-cell/>
        </table:table-row>
        <table:table-row table:style-name="Table1.5">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2" table:number-columns-spanned="2" office:value-type="string">
            <text:p text:style-name="P7">Choix des paramètres expérimentaux : température, solvant, durée de la réaction, pH</text:p>
          </table:table-cell>
          <table:covered-table-cell/>
        </table:table-row>
        <table:table-row table:style-name="Table1.7">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2" table:number-columns-spanned="2" office:value-type="string">
            <text:p text:style-name="P7">Choix du montage, de la technique de purification, de l’analyse du produit</text:p>
          </table:table-cell>
          <table:covered-table-cell/>
        </table:table-row>
        <table:table-row table:style-name="Table1.9">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2" table:number-columns-spanned="2" office:value-type="string">
            <text:p text:style-name="P7">Calcul de rendement</text:p>
          </table:table-cell>
          <table:covered-table-cell/>
        </table:table-row>
        <table:table-row table:style-name="Table1.11">
          <table:table-cell table:style-name="Table1.A3" office:value-type="string">
            <text:p text:style-name="P8"/>
          </table:table-cell>
          <table:table-cell table:style-name="Table1.A2" office:value-type="string">
            <text:p text:style-name="P8"/>
          </table:table-cell>
        </table:table-row>
        <text:soft-page-break/>
        <table:table-row table:style-name="Table1.1">
          <table:table-cell table:style-name="Table1.A2" table:number-columns-spanned="2" office:value-type="string">
            <text:p text:style-name="P7">Aspects liés à la sécurité</text:p>
          </table:table-cell>
          <table:covered-table-cell/>
        </table:table-row>
        <table:table-row table:style-name="Table1.13">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2" table:number-columns-spanned="2" office:value-type="string">
            <text:p text:style-name="P7">Coûts</text:p>
          </table:table-cell>
          <table:covered-table-cell/>
        </table:table-row>
        <table:table-row table:style-name="Table1.15">
          <table:table-cell table:style-name="Table1.A3" office:value-type="string">
            <text:p text:style-name="P8"/>
          </table:table-cell>
          <table:table-cell table:style-name="Table1.A2" office:value-type="string">
            <text:p text:style-name="P8"/>
          </table:table-cell>
        </table:table-row>
      </table:table>
      <text:p text:style-name="P17">Quel protocole vous parait le plus approprié dans le cadre d’un établissement scolaire ? Donner vos arguments.</text:p>
      <text:p text:style-name="P27">………………………………………………………………………………………………………………………………………………………………………</text:p>
      <text:p text:style-name="P27">………………………………………………………………………………………………………………………………………………………………………</text:p>
      <text:p text:style-name="P27">………………………………………………………………………………………………………………………………………………………………………</text:p>
      <text:p text:style-name="P27">………………………………………………………………………………………………………………………………………………………………………</text:p>
      <text:p text:style-name="P27">………………………………………………………………………………………………………………………………………………………………………</text:p>
      <text:p text:style-name="P27">………………………………………………………………………………………………………………………………………………………………………</text:p>
      <text:p text:style-name="P28">………………………………………………………………………………………………………………………………………………………………………</text:p>
      <text:p text:style-name="P28">………………………………………………………………………………………………………………………………………………………………………</text:p>
      <text:p text:style-name="P28">………………………………………………………………………………………………………………………………………………………………………</text:p>
      <text:p text:style-name="P27">………………………………………………………………………………………………………………………………………………………………………</text:p>
      <text:p text:style-name="P27">………………………………………………………………………………………………………………………………………………………………………</text:p>
      <text:list xml:id="list80005309175195" text:continue-numbering="true" text:style-name="WW8Num5">
        <text:list-header>
          <text:p text:style-name="P26"/>
        </text:list-header>
        <text:list-item>
          <text:p text:style-name="P24">Pour chacun des spectres IR et RMN, identifier la structure moléculaire du cyclohexanol et de la cyclohexanone.</text:p>
        </text:list-item>
      </text:list>
      <text:p text:style-name="P29">………………………………………………………………………………………………………………………………………………………………………</text:p>
      <text:p text:style-name="P29">………………………………………………………………………………………………………………………………………………………………………</text:p>
      <text:p text:style-name="P29">………………………………………………………………………………………………………………………………………………………………………</text:p>
      <text:p text:style-name="P29">………………………………………………………………………………………………………………………………………………………………………</text:p>
      <text:p text:style-name="P29">………………………………………………………………………………………………………………………………………………………………………</text:p>
      <text:p text:style-name="P28">………………………………………………………………………………………………………………………………………………………………………</text:p>
      <text:p text:style-name="P28">………………………………………………………………………………………………………………………………………………………………………</text:p>
      <text:p text:style-name="P28">………………………………………………………………………………………………………………………………………………………………………</text:p>
      <text:p text:style-name="P29">………………………………………………………………………………………………………………………………………………………………………</text:p>
      <text:p text:style-name="P29">………………………………………………………………………………………………………………………………………………………………………</text:p>
      <text:p text:style-name="P29">………………………………………………………………………………………………………………………………………………………………………</text:p>
      <text:p text:style-name="P5"/>
      <text:list xml:id="list80005309180179" text:continue-numbering="true" text:style-name="WW8Num5">
        <text:list-item>
          <text:p text:style-name="P25"><text:span text:style-name="T1">Pour chacun des montages du </text:span><text:span text:style-name="T2">document 12</text:span><text:span text:style-name="T1">, compléter le nom du montage et les légendes du matériel.</text:span></text:p>
        </text:list-item>
      </text:list>
      <text:p text:style-name="P29">………………………………………………………………………………………………………………………………………………………………………</text:p>
      <text:p text:style-name="P29">………………………………………………………………………………………………………………………………………………………………………</text:p>
      <text:p text:style-name="P29">………………………………………………………………………………………………………………………………………………………………………</text:p>
      <text:p text:style-name="P29">………………………………………………………………………………………………………………………………………………………………………</text:p>
      <text:p text:style-name="P28">………………………………………………………………………………………………………………………………………………………………………</text:p>
      <text:p text:style-name="P28">………………………………………………………………………………………………………………………………………………………………………</text:p>
      <text:p text:style-name="P28">………………………………………………………………………………………………………………………………………………………………………</text:p>
      <text:p text:style-name="P29">………………………………………………………………………………………………………………………………………………………………………</text:p>
      <text:p text:style-name="P29">………………………………………………………………………………………………………………………………………………………………………</text:p>
      <text:p text:style-name="P29">………………………………………………………………………………………………………………………………………………………………………</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font-size-complex="10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SimSun1" style:font-family-asian="SimSun, 宋体"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fo:language="fr" fo:country="FR" fo:font-weight="bold" style:font-size-asian="8.75pt" style:font-weight-asian="bold" style:font-name-complex="Times New Roman" style:font-family-complex="'Times New Roman'" style:font-family-generic-complex="roman"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fo:font-weight="bold"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weight="bold"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ize="12pt" style:font-size-asian="12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size="14pt" fo:font-weight="bold" style:font-size-asian="14pt" style:font-weight-asian="bold" style:font-size-complex="14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size="12pt" fo:font-weight="bold" style:font-size-asian="12pt"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fo:font-size="12pt" fo:font-weight="bold" style:font-size-asian="12pt"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Times New Roman" fo:font-family="'Times New Roman'"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size="12pt" fo:font-weight="bold" style:font-size-asian="12pt"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weight="bold" style:font-weight-asian="bold"/>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weight="bold" style:font-weight-asian="bold"/>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weight="bold" style:font-weight-asian="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Commentaire_20_Car" style:display-name="Commentaire Car" style:family="text">
      <style:text-properties fo:language="en" fo:country="GB" style:language-asian="zh" style:country-asian="CN"/>
    </style:style>
    <style:style style:name="Marque_20_de_20_commentaire" style:display-name="Marque de commentaire" style:family="text">
      <style:text-properties fo:font-size="9pt" style:font-size-asian="9pt"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2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39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66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3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0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47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4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1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2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3-12T16:57:00</meta:creation-date>
    <dc:date>2015-04-08T08:00:04.898000000</dc:date>
    <meta:print-date>2015-04-08T07:55:09.908000000</meta:print-date>
    <meta:editing-cycles>25</meta:editing-cycles>
    <meta:editing-duration>PT4H31M</meta:editing-duration>
    <meta:generator>LibreOffice/4.3.1.2$Windows_x86 LibreOffice_project/958349dc3b25111dbca392fbc281a05559ef6848</meta:generator>
    <meta:document-statistic meta:table-count="3" meta:image-count="11" meta:object-count="0" meta:page-count="8" meta:paragraph-count="106" meta:word-count="828" meta:character-count="6885" meta:non-whitespace-character-count="6170"/>
  </office:meta>
</office:document-meta>
</file>